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0.594cm"/>
    </style:style>
    <style:style style:name="Tabela1.B" style:family="table-column">
      <style:table-column-properties style:column-width="16.406cm"/>
    </style:style>
    <style:style style:name="Tabela1.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line-height="130%" fo:text-indent="0cm" style:auto-text-indent="false" fo:padding="0cm" fo:border="none"/>
    </style:style>
    <style:style style:name="P2" style:family="paragraph" style:parent-style-name="Table_20_Contents" style:list-style-name="L1">
      <style:paragraph-properties fo:margin-left="0cm" fo:margin-right="0cm" fo:margin-top="0cm" fo:margin-bottom="0cm" loext:contextual-spacing="false" fo:line-height="130%" fo:text-indent="0cm" style:auto-text-indent="false" fo:padding="0cm" fo:border="none"/>
    </style:style>
    <style:style style:name="P3"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fo:font-size="11.25pt" loext:padding="0cm" loext:border="none"/>
    </style:style>
    <style:style style:name="P4" style:family="paragraph" style:parent-style-name="Table_20_Contents">
      <style:paragraph-properties fo:margin-left="0cm" fo:margin-right="0cm" fo:margin-top="0cm" fo:margin-bottom="0.265cm" loext:contextual-spacing="false" fo:text-align="center" style:justify-single-word="false" fo:text-indent="0cm" style:auto-text-indent="false"/>
      <style:text-properties fo:font-size="9.75pt" loext:padding="0cm" loext:border="none"/>
    </style:style>
    <style:style style:name="P5" style:family="paragraph" style:parent-style-name="Heading_20_2">
      <style:paragraph-properties fo:margin-left="0cm" fo:margin-right="0cm" fo:margin-top="0cm" fo:margin-bottom="0cm" loext:contextual-spacing="false" fo:line-height="130%" fo:text-indent="0cm" style:auto-text-indent="false" fo:padding="0cm" fo:border="none"/>
      <style:text-properties fo:font-size="14.25pt" fo:font-weight="normal" loext:padding="0cm" loext:border="none"/>
    </style:style>
    <style:style style:name="P6" style:family="paragraph" style:parent-style-name="Horizontal_20_Line">
      <style:paragraph-properties fo:margin-top="0cm" fo:margin-bottom="0.132cm" loext:contextual-spacing="false" fo:line-height="130%"/>
    </style:style>
    <style:style style:name="P7" style:family="paragraph" style:parent-style-name="Quotations" style:list-style-name="L2">
      <style:paragraph-properties fo:margin-left="1cm" fo:margin-right="1cm" fo:margin-top="0cm" fo:margin-bottom="0cm" loext:contextual-spacing="false" fo:line-height="130%" fo:text-indent="0cm" style:auto-text-indent="false" fo:padding="0cm" fo:border="none"/>
      <style:text-properties fo:font-size="11.25pt" loext:padding="0cm" loext:border="none"/>
    </style:style>
    <style:style style:name="P8" style:family="paragraph" style:parent-style-name="Quotations">
      <style:paragraph-properties fo:margin-left="1cm" fo:margin-right="1cm" fo:margin-top="0cm" fo:margin-bottom="0cm" loext:contextual-spacing="false" fo:line-height="130%" fo:text-indent="0cm" style:auto-text-indent="false" fo:padding="0cm" fo:border="none"/>
    </style:style>
    <style:style style:name="P9" style:family="paragraph" style:parent-style-name="Quotations" style:list-style-name="L2">
      <style:paragraph-properties fo:margin-left="1cm" fo:margin-right="1cm" fo:margin-top="0cm" fo:margin-bottom="0cm" loext:contextual-spacing="false" fo:line-height="130%" fo:text-indent="0cm" style:auto-text-indent="false" fo:padding="0cm" fo:border="none"/>
    </style:style>
    <style:style style:name="P10" style:family="paragraph" style:parent-style-name="Quotations" style:list-style-name="L3">
      <style:paragraph-properties fo:margin-left="1cm" fo:margin-right="1cm" fo:margin-top="0cm" fo:margin-bottom="0cm" loext:contextual-spacing="false" fo:line-height="130%" fo:text-indent="0cm" style:auto-text-indent="false" fo:padding="0cm" fo:border="none"/>
    </style:style>
    <style:style style:name="T1" style:family="text">
      <style:text-properties fo:color="#0077cc" style:text-line-through-style="none" style:text-line-through-type="none" fo:font-size="1pt" style:text-underline-style="none" style:text-blinking="false"/>
    </style:style>
    <style:style style:name="T2" style:family="text">
      <style:text-properties fo:color="#6a737c" fo:font-size="15pt"/>
    </style:style>
    <style:style style:name="T3" style:family="text">
      <style:text-properties fo:font-size="9.75pt" style:font-size-asian="9.75pt" style:font-size-complex="9.75pt"/>
    </style:style>
    <style:style style:name="T4" style:family="text">
      <style:text-properties style:font-name="Consolas" fo:font-size="9.75pt" fo:background-color="#eff0f1" loext:char-shading-value="0" loext:padding="0cm" loext:border="none"/>
    </style:style>
    <style:style style:name="T5" style:family="text">
      <style:text-properties fo:color="#005999" style:text-line-through-style="none" style:text-line-through-type="none" style:font-name="Consolas" fo:font-size="9.75pt" style:text-underline-style="none" style:text-blinking="false" fo:background-color="#eff0f1" loext:char-shading-value="0" loext:padding="0cm" loext:border="none"/>
    </style:style>
    <style:style style:name="T6" style:family="text">
      <style:text-properties fo:color="#005999" style:text-line-through-style="none" style:text-line-through-type="none" fo:font-size="11.25pt" style:text-underline-style="none" style:text-blinking="false" loext:padding="0cm" loext:border="none"/>
    </style:style>
    <style:style style:name="T7" style:family="text">
      <style:text-properties fo:font-size="11.25pt" loext:padding="0cm" loext:border="none"/>
    </style:style>
    <style:style style:name="T8" style:family="text">
      <style:text-properties fo:font-size="11.25pt" fo:font-style="italic" loext:padding="0cm" loext:border="none"/>
    </style:style>
    <style:style style:name="T9" style:family="text">
      <style:text-properties fo:font-size="11.25pt" fo:font-weight="bold" loext:padding="0cm" loext:border="none"/>
    </style:style>
    <text:list-style style:name="L1">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a1" table:style-name="Tabela1">
        <table:table-column table:style-name="Tabela1.A"/>
        <table:table-column table:style-name="Tabela1.B"/>
        <table:table-row>
          <table:table-cell table:style-name="Tabela1.A1" office:value-type="string">
            <text:p text:style-name="P4"><text:span text:style-name="T1">up vote</text:span><text:span text:style-name="T2">8</text:span><text:span text:style-name="T1">down vote</text:span></text:p>
          </table:table-cell>
          <table:table-cell table:style-name="Tabela1.A1" office:value-type="string">
            <text:p text:style-name="P1"><text:a xlink:type="simple" xlink:href="https://www.freedesktop.org/software/systemd/man/daemon.html" text:style-name="Internet_20_link" text:visited-style-name="Visited_20_Internet_20_Link"><text:span text:style-name="Source_20_Text"><text:span text:style-name="T5">man 7 daemon</text:span></text:span></text:a><text:span text:style-name="T7"> describes how to create daemon in great detail. My answer is just excerpt from this manual.</text:span></text:p>
            <text:p text:style-name="P3">There are at least two types of daemons:</text:p>
            <text:list xml:id="list2715663814978521722" text:style-name="L1">
              <text:list-item>
                <text:p text:style-name="P2"><text:span text:style-name="T7">traditional </text:span><text:a xlink:type="simple" xlink:href="https://en.wikipedia.org/wiki/Init#SysV-style" text:style-name="Internet_20_link" text:visited-style-name="Visited_20_Internet_20_Link"><text:span text:style-name="T6">SysV</text:span></text:a><text:span text:style-name="T7"> daemons (</text:span><text:a xlink:type="simple" xlink:href="https://wiki.archlinux.org/index.php/init" text:style-name="Internet_20_link" text:visited-style-name="Visited_20_Internet_20_Link"><text:span text:style-name="T6">old-style</text:span></text:a><text:span text:style-name="T7">),</text:span></text:p>
              </text:list-item>
              <text:list-item>
                <text:p text:style-name="P2"><text:a xlink:type="simple" xlink:href="https://en.wikipedia.org/wiki/Systemd" text:style-name="Internet_20_link" text:visited-style-name="Visited_20_Internet_20_Link"><text:span text:style-name="T6">systemd</text:span></text:a><text:span text:style-name="T7"> daemons (</text:span><text:a xlink:type="simple" xlink:href="http://www.tecmint.com/systemd-replaces-init-in-linux/" text:style-name="Internet_20_link" text:visited-style-name="Visited_20_Internet_20_Link"><text:span text:style-name="T6">new-style</text:span></text:a><text:span text:style-name="T7">).</text:span></text:p>
              </text:list-item>
            </text:list>
            <text:p text:style-name="P6"/>
            <text:h text:style-name="P5" text:outline-level="2">SysV Daemons</text:h>
            <text:p text:style-name="P1"><text:span text:style-name="T7">If you are interested in traditional </text:span><text:a xlink:type="simple" xlink:href="https://en.wikipedia.org/wiki/Init#SysV-style" text:style-name="Internet_20_link" text:visited-style-name="Visited_20_Internet_20_Link"><text:span text:style-name="T6">SysV</text:span></text:a><text:span text:style-name="T7"> daemon, you should implement the </text:span><text:a xlink:type="simple" xlink:href="https://www.freedesktop.org/software/systemd/man/daemon.html#SysV%20Daemons" text:style-name="Internet_20_link" text:visited-style-name="Visited_20_Internet_20_Link"><text:span text:style-name="T6">following steps</text:span></text:a><text:span text:style-name="T7">:</text:span></text:p>
            <text:list xml:id="list316711058838456585" text:style-name="L2">
              <text:list-item>
                <text:p text:style-name="P9"><text:span text:style-name="T7">Close all open file descriptors except standard </text:span><text:span text:style-name="Emphasis"><text:span text:style-name="T8">input</text:span></text:span><text:span text:style-name="T7">, </text:span><text:span text:style-name="Emphasis"><text:span text:style-name="T8">output</text:span></text:span><text:span text:style-name="T7">, and </text:span><text:span text:style-name="Emphasis"><text:span text:style-name="T8">error</text:span></text:span><text:span text:style-name="T7"> (i.e. the first three file descriptors 0, 1, 2). This ensures that no accidentally passed file descriptor stays around in the daemon process. On Linux, this is best implemented by iterating through </text:span><text:span text:style-name="Source_20_Text"><text:span text:style-name="T4">/proc/self/fd</text:span></text:span><text:span text:style-name="T7">, with a fallback of iterating from file descriptor 3 to the value returned by </text:span><text:a xlink:type="simple" xlink:href="http://man7.org/linux/man-pages/man2/setrlimit.2.html" text:style-name="Internet_20_link" text:visited-style-name="Visited_20_Internet_20_Link"><text:span text:style-name="Source_20_Text"><text:span text:style-name="T5">getrlimit()</text:span></text:span></text:a><text:span text:style-name="T7"> for </text:span><text:span text:style-name="Source_20_Text"><text:span text:style-name="T4">RLIMIT_NOFILE</text:span></text:span><text:span text:style-name="T7">.</text:span></text:p>
              </text:list-item>
              <text:list-item>
                <text:p text:style-name="P9"><text:a xlink:type="simple" xlink:href="http://man7.org/linux/man-pages/man2/sigaction.2.html" text:style-name="Internet_20_link" text:visited-style-name="Visited_20_Internet_20_Link"><text:span text:style-name="T6">Reset</text:span></text:a><text:span text:style-name="T7"> all signal handlers to their default. This is best done by iterating through the available signals up to the limit of </text:span><text:span text:style-name="Source_20_Text"><text:span text:style-name="T4">_NSIG</text:span></text:span><text:span text:style-name="T7"> and resetting them to </text:span><text:span text:style-name="Source_20_Text"><text:span text:style-name="T4">SIG_DFL</text:span></text:span><text:span text:style-name="T7">.</text:span></text:p>
              </text:list-item>
              <text:list-item>
                <text:p text:style-name="P9"><text:span text:style-name="T7">Reset the signal mask using </text:span><text:a xlink:type="simple" xlink:href="http://man7.org/linux/man-pages/man2/sigprocmask.2.html" text:style-name="Internet_20_link" text:visited-style-name="Visited_20_Internet_20_Link"><text:span text:style-name="Source_20_Text"><text:span text:style-name="T5">sigprocmask()</text:span></text:span></text:a><text:span text:style-name="T7">.</text:span></text:p>
              </text:list-item>
              <text:list-item>
                <text:p text:style-name="P7">Sanitize the environment block, removing or resetting environment variables that might negatively impact daemon runtime.</text:p>
              </text:list-item>
              <text:list-item>
                <text:p text:style-name="P9"><text:span text:style-name="T7">Call </text:span><text:a xlink:type="simple" xlink:href="http://man7.org/linux/man-pages/man2/fork.2.html" text:style-name="Internet_20_link" text:visited-style-name="Visited_20_Internet_20_Link"><text:span text:style-name="Source_20_Text"><text:span text:style-name="T5">fork()</text:span></text:span></text:a><text:span text:style-name="T7">, to create a background process.</text:span></text:p>
              </text:list-item>
              <text:list-item>
                <text:p text:style-name="P9"><text:span text:style-name="T7">In the child, call </text:span><text:a xlink:type="simple" xlink:href="http://man7.org/linux/man-pages/man2/setsid.2.html" text:style-name="Internet_20_link" text:visited-style-name="Visited_20_Internet_20_Link"><text:span text:style-name="Source_20_Text"><text:span text:style-name="T5">setsid()</text:span></text:span></text:a><text:span text:style-name="T7"> to detach from any terminal and create an independent </text:span><text:a xlink:type="simple" xlink:href="https://www.win.tue.nl/~aeb/linux/lk/lk-10.html#ss10.3" text:style-name="Internet_20_link" text:visited-style-name="Visited_20_Internet_20_Link"><text:span text:style-name="T6">session</text:span></text:a><text:span text:style-name="T7">.</text:span></text:p>
              </text:list-item>
              <text:list-item>
                <text:p text:style-name="P9"><text:span text:style-name="T7">In the child, call </text:span><text:a xlink:type="simple" xlink:href="http://man7.org/linux/man-pages/man2/fork.2.html" text:style-name="Internet_20_link" text:visited-style-name="Visited_20_Internet_20_Link"><text:span text:style-name="Source_20_Text"><text:span text:style-name="T5">fork()</text:span></text:span></text:a><text:span text:style-name="T7"> again, to ensure that the daemon can never re-acquire a terminal again.</text:span></text:p>
              </text:list-item>
              <text:list-item>
                <text:p text:style-name="P9"><text:span text:style-name="T7">Call </text:span><text:a xlink:type="simple" xlink:href="http://man7.org/linux/man-pages/man3/exit.3.html" text:style-name="Internet_20_link" text:visited-style-name="Visited_20_Internet_20_Link"><text:span text:style-name="Source_20_Text"><text:span text:style-name="T5">exit()</text:span></text:span></text:a><text:span text:style-name="T7"> in the first child, so that only the second child (the actual daemon process) stays around. This ensures that the daemon process is re-parented to init/PID 1, as all daemons should be.</text:span></text:p>
              </text:list-item>
              <text:list-item>
                <text:p text:style-name="P9"><text:span text:style-name="T7">In the daemon process, connect </text:span><text:a xlink:type="simple" xlink:href="http://man7.org/linux/man-pages/man4/null.4.html" text:style-name="Internet_20_link" text:visited-style-name="Visited_20_Internet_20_Link"><text:span text:style-name="Source_20_Text"><text:span text:style-name="T5">/dev/null</text:span></text:span></text:a><text:span text:style-name="T7"> to standard </text:span><text:span text:style-name="Emphasis"><text:span text:style-name="T8">input</text:span></text:span><text:span text:style-name="T7">, </text:span><text:span text:style-name="Emphasis"><text:span text:style-name="T8">output</text:span></text:span><text:span text:style-name="T7">, and </text:span><text:span text:style-name="Emphasis"><text:span text:style-name="T8">error</text:span></text:span><text:span text:style-name="T7">.</text:span></text:p>
              </text:list-item>
              <text:list-item>
                <text:p text:style-name="P9"><text:span text:style-name="T7">In the daemon process, reset the </text:span><text:a xlink:type="simple" xlink:href="http://man7.org/linux/man-pages/man3/umask.3p.html" text:style-name="Internet_20_link" text:visited-style-name="Visited_20_Internet_20_Link"><text:span text:style-name="Source_20_Text"><text:span text:style-name="T5">umask</text:span></text:span></text:a><text:span text:style-name="T7"> to 0, so that the file modes passed to </text:span><text:a xlink:type="simple" xlink:href="http://man7.org/linux/man-pages/man2/open.2.html" text:style-name="Internet_20_link" text:visited-style-name="Visited_20_Internet_20_Link"><text:span text:style-name="Source_20_Text"><text:span text:style-name="T5">open()</text:span></text:span></text:a><text:span text:style-name="T7">, </text:span><text:a xlink:type="simple" xlink:href="http://man7.org/linux/man-pages/man2/mkdir.2.html" text:style-name="Internet_20_link" text:visited-style-name="Visited_20_Internet_20_Link"><text:span text:style-name="Source_20_Text"><text:span text:style-name="T5">mkdir()</text:span></text:span></text:a><text:span text:style-name="T7"> and suchlike directly control the access mode of the created files and directories.</text:span></text:p>
              </text:list-item>
              <text:list-item>
                <text:p text:style-name="P9"><text:span text:style-name="T7">In the daemon process, </text:span><text:a xlink:type="simple" xlink:href="http://man7.org/linux/man-pages/man3/chdir.3p.html" text:style-name="Internet_20_link" text:visited-style-name="Visited_20_Internet_20_Link"><text:span text:style-name="T6">change</text:span></text:a><text:span text:style-name="T7"> the current directory to the root directory (</text:span><text:span text:style-name="Source_20_Text"><text:span text:style-name="T4">/</text:span></text:span><text:span text:style-name="T7">), in order to avoid that the daemon involuntarily blocks mount points from being unmounted.</text:span></text:p>
              </text:list-item>
              <text:list-item>
                <text:p text:style-name="P9"><text:span text:style-name="T7">In the daemon process, write the daemon </text:span><text:a xlink:type="simple" xlink:href="https://en.wikipedia.org/wiki/Process_identifier" text:style-name="Internet_20_link" text:visited-style-name="Visited_20_Internet_20_Link"><text:span text:style-name="T6">PID</text:span></text:a><text:span text:style-name="T7"> (as returned by </text:span><text:a xlink:type="simple" xlink:href="http://man7.org/linux/man-pages/man2/getpid.2.html" text:style-name="Internet_20_link" text:visited-style-name="Visited_20_Internet_20_Link"><text:span text:style-name="Source_20_Text"><text:span text:style-name="T5">getpid()</text:span></text:span></text:a><text:span text:style-name="T7">) to a PID file, for example </text:span><text:span text:style-name="Source_20_Text"><text:span text:style-name="T4">/run/foobar.pid</text:span></text:span><text:span text:style-name="T7"> (for a hypothetical daemon "foobar") to ensure that the daemon cannot be started more than once. This must be implemented in race-free fashion so that the PID file is only updated when it is verified at the same time that the PID previously stored in the PID file no longer exists or belongs to a foreign process.</text:span></text:p>
              </text:list-item>
              <text:list-item>
                <text:p text:style-name="P7">In the daemon process, drop privileges, if possible and applicable.</text:p>
              </text:list-item>
              <text:list-item>
                <text:p text:style-name="P9"><text:span text:style-name="T7">From the daemon process, notify the original process started that initialization is complete. This can be implemented via an unnamed pipe or similar communication </text:span><text:soft-page-break/><text:span text:style-name="T7">channel that is created before the first </text:span><text:a xlink:type="simple" xlink:href="http://man7.org/linux/man-pages/man2/fork.2.html" text:style-name="Internet_20_link" text:visited-style-name="Visited_20_Internet_20_Link"><text:span text:style-name="Source_20_Text"><text:span text:style-name="T5">fork()</text:span></text:span></text:a><text:span text:style-name="T7"> and hence available in both the original and the daemon process.</text:span></text:p>
              </text:list-item>
              <text:list-item>
                <text:p text:style-name="P9"><text:span text:style-name="T7">Call </text:span><text:a xlink:type="simple" xlink:href="http://man7.org/linux/man-pages/man3/exit.3.html" text:style-name="Internet_20_link" text:visited-style-name="Visited_20_Internet_20_Link"><text:span text:style-name="Source_20_Text"><text:span text:style-name="T5">exit()</text:span></text:span></text:a><text:span text:style-name="T7"> in the original process. The process that invoked the daemon must be able to rely on that this </text:span><text:a xlink:type="simple" xlink:href="http://man7.org/linux/man-pages/man3/exit.3.html" text:style-name="Internet_20_link" text:visited-style-name="Visited_20_Internet_20_Link"><text:span text:style-name="Source_20_Text"><text:span text:style-name="T5">exit()</text:span></text:span></text:a><text:span text:style-name="T7"> happens </text:span><text:span text:style-name="Strong_20_Emphasis"><text:span text:style-name="T9">after</text:span></text:span><text:span text:style-name="T7"> initialization is complete and all external communication channels are established and accessible.</text:span></text:p>
              </text:list-item>
            </text:list>
            <text:p text:style-name="P3">Note this warning:</text:p>
            <text:p text:style-name="P8"><text:span text:style-name="T7">The BSD </text:span><text:a xlink:type="simple" xlink:href="http://man7.org/linux/man-pages/man3/daemon.3.html" text:style-name="Internet_20_link" text:visited-style-name="Visited_20_Internet_20_Link"><text:span text:style-name="Source_20_Text"><text:span text:style-name="T5">daemon()</text:span></text:span></text:a><text:span text:style-name="T7"> function </text:span><text:span text:style-name="Strong_20_Emphasis"><text:span text:style-name="T9">should not</text:span></text:span><text:span text:style-name="T7"> be used, as it implements only a </text:span><text:span text:style-name="Emphasis"><text:span text:style-name="T8">subset</text:span></text:span><text:span text:style-name="T7"> of these steps.</text:span></text:p>
            <text:p text:style-name="P8"><text:span text:style-name="T7">A daemon that needs to provide </text:span><text:span text:style-name="Emphasis"><text:span text:style-name="T8">compatibility</text:span></text:span><text:span text:style-name="T7"> with SysV systems should implement the scheme pointed out above. However, it is recommended to make this behavior optional and configurable via a command line argument to ease debugging as well as to simplify integration into systems using systemd.</text:span></text:p>
            <text:p text:style-name="P1"><text:span text:style-name="T7">Note that </text:span><text:a xlink:type="simple" xlink:href="http://man7.org/linux/man-pages/man3/daemon.3.html" text:style-name="Internet_20_link" text:visited-style-name="Visited_20_Internet_20_Link"><text:span text:style-name="Source_20_Text"><text:span text:style-name="T5">daemon()</text:span></text:span></text:a><text:span text:style-name="T7"> is not </text:span><text:a xlink:type="simple" xlink:href="https://en.wikipedia.org/wiki/POSIX" text:style-name="Internet_20_link" text:visited-style-name="Visited_20_Internet_20_Link"><text:span text:style-name="T6">POSIX</text:span></text:a><text:span text:style-name="T7"> compliant.</text:span></text:p>
            <text:p text:style-name="P6"/>
            <text:h text:style-name="P5" text:outline-level="2">New-Style Daemons</text:h>
            <text:p text:style-name="P1"><text:span text:style-name="T7">For new-style daemons the </text:span><text:a xlink:type="simple" xlink:href="https://www.freedesktop.org/software/systemd/man/daemon.html#New-Style%20Daemons" text:style-name="Internet_20_link" text:visited-style-name="Visited_20_Internet_20_Link"><text:span text:style-name="T6">following steps</text:span></text:a><text:span text:style-name="T7"> are recommended:</text:span></text:p>
            <text:list xml:id="list2273791257711101341" text:style-name="L3">
              <text:list-item>
                <text:p text:style-name="P10"><text:span text:style-name="T7">If </text:span><text:span text:style-name="Source_20_Text"><text:span text:style-name="T4">SIGTERM</text:span></text:span><text:span text:style-name="T7"> is received, shut down the daemon and exit cleanly.</text:span></text:p>
              </text:list-item>
              <text:list-item>
                <text:p text:style-name="P10"><text:span text:style-name="T7">If </text:span><text:span text:style-name="Source_20_Text"><text:span text:style-name="T4">SIGHUP</text:span></text:span><text:span text:style-name="T7"> is received, reload the configuration files, if this applies.</text:span></text:p>
              </text:list-item>
              <text:list-item>
                <text:p text:style-name="P10"><text:span text:style-name="T7">Provide a correct exit code from the main daemon process, as this is used by the init system to detect service errors and problems. It is recommended to follow the exit code scheme as defined in the </text:span><text:a xlink:type="simple" xlink:href="http://refspecs.linuxbase.org/LSB_3.1.1/LSB-Core-generic/LSB-Core-generic/iniscrptact.html" text:style-name="Internet_20_link" text:visited-style-name="Visited_20_Internet_20_Link"><text:span text:style-name="T6">LSB recommendations for SysV init scripts</text:span></text:a><text:span text:style-name="T7">.</text:span></text:p>
              </text:list-item>
              <text:list-item>
                <text:p text:style-name="P10"><text:span text:style-name="T7">If possible and applicable, expose the daemon's control interface via the </text:span><text:a xlink:type="simple" xlink:href="https://en.wikipedia.org/wiki/D-Bus" text:style-name="Internet_20_link" text:visited-style-name="Visited_20_Internet_20_Link"><text:span text:style-name="T6">D-Bus IPC</text:span></text:a><text:span text:style-name="T7"> system and grab a bus name as last step of initialization.</text:span></text:p>
              </text:list-item>
              <text:list-item>
                <text:p text:style-name="P10"><text:span text:style-name="T7">For integration in systemd, provide a </text:span><text:a xlink:type="simple" xlink:href="https://wiki.archlinux.org/index.php/systemd#Service_types" text:style-name="Internet_20_link" text:visited-style-name="Visited_20_Internet_20_Link"><text:span text:style-name="T6">.service</text:span></text:a><text:span text:style-name="T7"> </text:span><text:a xlink:type="simple" xlink:href="https://wiki.archlinux.org/index.php/systemd#Using_units" text:style-name="Internet_20_link" text:visited-style-name="Visited_20_Internet_20_Link"><text:span text:style-name="T6">unit</text:span></text:a><text:span text:style-name="T7"> file that carries information about starting, stopping and otherwise maintaining the daemon. See </text:span><text:a xlink:type="simple" xlink:href="https://www.freedesktop.org/software/systemd/man/systemd.service.html#" text:style-name="Internet_20_link" text:visited-style-name="Visited_20_Internet_20_Link"><text:span text:style-name="Source_20_Text"><text:span text:style-name="T5">systemd.service(5)</text:span></text:span></text:a><text:span text:style-name="T7"> for details.</text:span></text:p>
              </text:list-item>
              <text:list-item>
                <text:p text:style-name="P10"><text:span text:style-name="T7">As much as possible, rely on the init system's functionality to limit the access of the daemon to files, services and other resources, i.e. in the case of systemd, rely on systemd's </text:span><text:a xlink:type="simple" xlink:href="https://www.freedesktop.org/software/systemd/man/systemd.resource-control.html" text:style-name="Internet_20_link" text:visited-style-name="Visited_20_Internet_20_Link"><text:span text:style-name="T6">resource limit control</text:span></text:a><text:span text:style-name="T7"> instead of implementing your own, rely on systemd's </text:span><text:a xlink:type="simple" xlink:href="http://0pointer.de/blog/projects/security.html" text:style-name="Internet_20_link" text:visited-style-name="Visited_20_Internet_20_Link"><text:span text:style-name="T6">privilege dropping</text:span></text:a><text:span text:style-name="T7"> code instead of implementing it in the daemon, and similar. See </text:span><text:a xlink:type="simple" xlink:href="https://www.freedesktop.org/software/systemd/man/systemd.exec.html#" text:style-name="Internet_20_link" text:visited-style-name="Visited_20_Internet_20_Link"><text:span text:style-name="Source_20_Text"><text:span text:style-name="T5">systemd.exec(5)</text:span></text:span></text:a><text:span text:style-name="T7"> for the available controls.</text:span></text:p>
              </text:list-item>
              <text:list-item>
                <text:p text:style-name="P10"><text:span text:style-name="T7">If </text:span><text:a xlink:type="simple" xlink:href="https://www.freedesktop.org/wiki/IntroductionToDBus/" text:style-name="Internet_20_link" text:visited-style-name="Visited_20_Internet_20_Link"><text:span text:style-name="T6">D-Bus</text:span></text:a><text:span text:style-name="T7"> is used, make your daemon bus-activatable by supplying a D-Bus service activation </text:span><text:a xlink:type="simple" xlink:href="https://dbus.freedesktop.org/doc/dbus-daemon.1.html#configuration_file" text:style-name="Internet_20_link" text:visited-style-name="Visited_20_Internet_20_Link"><text:span text:style-name="T6">configuration file</text:span></text:a><text:span text:style-name="T7">. This has multiple advantages: your daemon may be started lazily on-demand; it may be started in parallel to other daemons requiring it — which maximizes parallelization and </text:span><text:a xlink:type="simple" xlink:href="https://wiki.archlinux.org/index.php/improve_boot_performance" text:style-name="Internet_20_link" text:visited-style-name="Visited_20_Internet_20_Link"><text:span text:style-name="T6">boot-up speed</text:span></text:a><text:span text:style-name="T7">; your daemon can be restarted on failure without losing any bus requests, as the bus queues requests for activatable services. See </text:span><text:a xlink:type="simple" xlink:href="https://www.freedesktop.org/software/systemd/man/daemon.html#Activation" text:style-name="Internet_20_link" text:visited-style-name="Visited_20_Internet_20_Link"><text:span text:style-name="T6">below</text:span></text:a><text:span text:style-name="T7"> for details.</text:span></text:p>
              </text:list-item>
              <text:list-item>
                <text:p text:style-name="P10"><text:span text:style-name="T7">If your daemon provides services to other local processes or remote clients via a socket, it should be made </text:span><text:a xlink:type="simple" xlink:href="http://0pointer.de/blog/projects/socket-activation.html" text:style-name="Internet_20_link" text:visited-style-name="Visited_20_Internet_20_Link"><text:span text:style-name="T6">socket-activatable</text:span></text:a><text:span text:style-name="T7"> following the scheme pointed out </text:span><text:a xlink:type="simple" xlink:href="https://www.freedesktop.org/software/systemd/man/daemon.html#Activation" text:style-name="Internet_20_link" text:visited-style-name="Visited_20_Internet_20_Link"><text:span text:style-name="T6">below</text:span></text:a><text:span text:style-name="T7">. Like D-Bus activation, this enables on-demand starting of services as well as it allows improved parallelization of service start-up. Also, for state-less protocols (such as syslog, DNS), a daemon implementing socket-based activation can be restarted without losing a single request. See </text:span><text:a xlink:type="simple" xlink:href="https://www.freedesktop.org/software/systemd/man/daemon.html#Activation" text:style-name="Internet_20_link" text:visited-style-name="Visited_20_Internet_20_Link"><text:span text:style-name="T6">below</text:span></text:a><text:span text:style-name="T7"> for details.</text:span></text:p>
              </text:list-item>
              <text:list-item>
                <text:p text:style-name="P10"><text:soft-page-break/><text:span text:style-name="T7">If applicable, a daemon should notify the init system about startup completion or status updates via the </text:span><text:a xlink:type="simple" xlink:href="https://www.freedesktop.org/software/systemd/man/sd_notify.html#" text:style-name="Internet_20_link" text:visited-style-name="Visited_20_Internet_20_Link"><text:span text:style-name="Source_20_Text"><text:span text:style-name="T5">sd_notify(3)</text:span></text:span></text:a><text:span text:style-name="T7"> interface.</text:span></text:p>
              </text:list-item>
              <text:list-item>
                <text:p text:style-name="P10"><text:span text:style-name="T7">Instead of using the </text:span><text:a xlink:type="simple" xlink:href="http://man7.org/linux/man-pages/man3/syslog.3.html" text:style-name="Internet_20_link" text:visited-style-name="Visited_20_Internet_20_Link"><text:span text:style-name="Source_20_Text"><text:span text:style-name="T5">syslog()</text:span></text:span></text:a><text:span text:style-name="T7"> call to log directly to the system syslog service, a new-style daemon may choose to simply log to standard error via </text:span><text:a xlink:type="simple" xlink:href="http://man7.org/linux/man-pages/man3/printf.3.html" text:style-name="Internet_20_link" text:visited-style-name="Visited_20_Internet_20_Link"><text:span text:style-name="Source_20_Text"><text:span text:style-name="T5">fprintf()</text:span></text:span></text:a><text:span text:style-name="T7">, which is then forwarded to syslog by the init system. If log levels are necessary, these can be encoded by prefixing individual log lines with strings like "&lt;4&gt;" (for log level 4 "WARNING" in the syslog priority scheme), following a similar style as the Linux kernel's </text:span><text:a xlink:type="simple" xlink:href="http://www.makelinux.net/books/lkd2/ch18lev1sec3" text:style-name="Internet_20_link" text:visited-style-name="Visited_20_Internet_20_Link"><text:span text:style-name="Source_20_Text"><text:span text:style-name="T5">printk()</text:span></text:span></text:a><text:span text:style-name="T7"> level system. For details, see </text:span><text:a xlink:type="simple" xlink:href="https://www.freedesktop.org/software/systemd/man/sd-daemon.html#" text:style-name="Internet_20_link" text:visited-style-name="Visited_20_Internet_20_Link"><text:span text:style-name="Source_20_Text"><text:span text:style-name="T5">sd-daemon(3)</text:span></text:span></text:a><text:span text:style-name="T7"> and </text:span><text:a xlink:type="simple" xlink:href="https://www.freedesktop.org/software/systemd/man/systemd.exec.html#" text:style-name="Internet_20_link" text:visited-style-name="Visited_20_Internet_20_Link"><text:span text:style-name="Source_20_Text"><text:span text:style-name="T5">systemd.exec(5)</text:span></text:span></text:a><text:span text:style-name="T7">.</text:span></text:p>
              </text:list-item>
            </text:list>
            <text:p text:style-name="P6"/>
            <text:p text:style-name="P1"><text:span text:style-name="T7">To learn more read whole </text:span><text:a xlink:type="simple" xlink:href="https://www.freedesktop.org/software/systemd/man/daemon.html" text:style-name="Internet_20_link" text:visited-style-name="Visited_20_Internet_20_Link"><text:span text:style-name="Source_20_Text"><text:span text:style-name="T5">man 7 daemon</text:span></text:span></text:a><text:span text:style-name="T7">.</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8:03:35.946832961</meta:creation-date>
    <dc:date>2017-03-04T18:03:47.009025342</dc:date>
    <meta:editing-duration>PT11S</meta:editing-duration>
    <meta:editing-cycles>1</meta:editing-cycles>
    <meta:document-statistic meta:table-count="1" meta:image-count="0" meta:object-count="0" meta:page-count="3" meta:paragraph-count="39" meta:word-count="1001" meta:character-count="6134" meta:non-whitespace-character-count="5198"/>
    <meta:generator>LibreOffice/5.0.6.2$Linux_X86_64 LibreOffice_project/00$Build-2</meta:generator>
  </office:meta>
</office:document-meta>
</file>